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fr" fo:country="FR"/>
    </style:style>
    <style:style style:name="T6" style:parent-style-name="Fuentedepárrafopredeter." style:family="text">
      <style:text-properties fo:language="fr" fo:country="FR"/>
    </style:style>
    <style:style style:name="T7" style:parent-style-name="Hipervínculo" style:family="text">
      <style:text-properties fo:language="fr" fo:country="FR"/>
    </style:style>
    <style:style style:name="T8" style:parent-style-name="Fuentedepárrafopredeter." style:family="text">
      <style:text-properties fo:language="fr" fo:country="FR"/>
    </style:style>
  </office:automatic-styles>
  <office:body>
    <office:text text:use-soft-page-breaks="true">
      <text:p text:style-name="P1"><text:s text:c="2"/>Enterprise Holdings</text:p>
      <text:p text:style-name="Normal"><text:s text:c="2"/>Estación Ave de Puertollano</text:p>
      <text:p text:style-name="P2"><text:s text:c="2"/>C/Muelle S/N Local <text:s/>Anexo nº 1</text:p>
      <text:p text:style-name="P3"><text:s/>13500 Puertollano (Ciudad Real)</text:p>
      <text:p text:style-name="P4"><text:s/>Telefono: 926 430 950<text:s/></text:p>
      <text:p text:style-name="P5"><text:s text:c="2"/>Móvil: 670 792 717<text:s/></text:p>
      <text:p text:style-name="Normal"><text:span text:style-name="T6"><text:s text:c="2"/>Email:<text:s/></text:span><text:a xlink:href="mailto:enterpriserentacar-E5C6@ehi.com" office:target-frame-name="_top" xlink:show="replace"><text:span text:style-name="T7">enterpriserentacar-E5C6@ehi.com</text:span></text:a><text:span text:style-name="T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mirez Duenas, Francisco Javier</meta:initial-creator>
    <dc:creator>Ramirez Duenas, Francisco Javier</dc:creator>
    <meta:creation-date>2023-06-01T18:16:00Z</meta:creation-date>
    <dc:date>2023-06-01T18:16:00Z</dc:date>
    <meta:template xlink:href="Normal" xlink:type="simple"/>
    <meta:editing-cycles>2</meta:editing-cycles>
    <meta:editing-duration>PT0S</meta:editing-duration>
    <meta:document-statistic meta:page-count="1" meta:paragraph-count="1" meta:word-count="40" meta:character-count="260" meta:row-count="1" meta:non-whitespace-character-count="221"/>
  </office:meta>
</office:document-meta>
</file>